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fbed" officeooo:paragraph-rsid="000afbed"/>
    </style:style>
    <style:style style:name="P2" style:family="paragraph" style:parent-style-name="Standard">
      <style:text-properties officeooo:rsid="000c14d9" officeooo:paragraph-rsid="000c14d9"/>
    </style:style>
    <style:style style:name="P3" style:family="paragraph" style:parent-style-name="Standard" style:list-style-name="L1">
      <style:text-properties officeooo:rsid="000c14d9" officeooo:paragraph-rsid="000c14d9"/>
    </style:style>
    <style:style style:name="P4" style:family="paragraph" style:parent-style-name="Standard" style:list-style-name="L1">
      <style:text-properties officeooo:rsid="000d4a5c" officeooo:paragraph-rsid="000d4a5c"/>
    </style:style>
    <style:style style:name="T1" style:family="text">
      <style:text-properties officeooo:rsid="000d4a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2.6 Notes</text:p>
      <text:p text:style-name="P1">Metal Detector and Jars</text:p>
      <text:p text:style-name="P1"/>
      <text:p text:style-name="P1">Level Description</text:p>
      <text:p text:style-name="P1"><text:tab/>This level introduces a new tool; the Metal Detector. Presently the metal detector is used to find jars (of olives… probably…). It starts with a slow progression of showing the jars locations with a red X, progresses to show that Octoboy can find trash instead of a jar under another red x and finally has to scour the area without clues to find what he is looking for.</text:p>
      <text:p text:style-name="P1"><text:tab/></text:p>
      <text:p text:style-name="P2">Assets</text:p>
      <text:p text:style-name="P2"/>
      <text:list xml:id="list1822592016" text:style-name="L1">
        <text:list-item>
          <text:p text:style-name="P3">Metal Detector</text:p>
          <text:list>
            <text:list-item>
              <text:p text:style-name="P3">is an item that attaches to Octoboy, similar to the net.</text:p>
            </text:list-item>
            <text:list-item>
              <text:p text:style-name="P3">Has a small radius <text:s/>where items are discoverable. ( a circle hitbox about a 1/3rd larger than Octoboy’s Hitbox)</text:p>
            </text:list-item>
            <text:list-item>
              <text:p text:style-name="P4">Radius should be mostly in front of Octoboy</text:p>
            </text:list-item>
            <text:list-item>
              <text:p text:style-name="P3">Needs a visual cue to indicate <text:span text:style-name="T1">Octoboy</text:span> is coming closer to a <text:span text:style-name="T1">hidden</text:span> object</text:p>
            </text:list-item>
            <text:list-item>
              <text:p text:style-name="P4">Need an audio cue to indicate Octoboy is coming closer to a hidden object</text:p>
            </text:list-item>
          </text:list>
        </text:list-item>
        <text:list-item>
          <text:p text:style-name="P4">Jar</text:p>
          <text:list>
            <text:list-item>
              <text:p text:style-name="P4">A collectible that is hidden under the ground then becomes visible and collectible when a metal detector comes within a certain radius.</text:p>
            </text:list-item>
          </text:list>
        </text:list-item>
        <text:list-item>
          <text:p text:style-name="P4">Debris</text:p>
          <text:list>
            <text:list-item>
              <text:p text:style-name="P4">Currently represented by an anchor</text:p>
            </text:list-item>
            <text:list-item>
              <text:p text:style-name="P4">a non collectible that is hidden under the ground then becomes visible and collectible when a metal detector comes within a certain radiu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17:08.046000000</meta:creation-date>
    <dc:date>2017-10-17T19:30:52.497000000</dc:date>
    <meta:editing-duration>PT13M44S</meta:editing-duration>
    <meta:editing-cycles>3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17" meta:word-count="209" meta:character-count="1131" meta:non-whitespace-character-count="946"/>
  </office:meta>
</office:document-meta>
</file>